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center" style:justify-single-word="false" fo:break-before="page"/>
      <style:text-properties fo:font-size="18pt" fo:font-weight="bold" style:font-size-asian="18pt" style:font-weight-asian="bold" style:font-size-complex="18pt" style:font-weight-complex="bold"/>
    </style:style>
    <style:style style:name="P6" style:family="paragraph" style:parent-style-name="Standard" style:list-style-name="L1">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start" style:justify-single-word="false"/>
    </style:style>
    <style:style style:name="P8" style:family="paragraph" style:parent-style-name="Standard" style:list-style-name="L1">
      <style:paragraph-properties fo:text-align="start" style:justify-single-word="false"/>
    </style:style>
    <style:style style:name="P9" style:family="paragraph" style:parent-style-name="Standard" style:list-style-name="L6">
      <style:paragraph-properties fo:text-align="start" style:justify-single-word="false"/>
    </style:style>
    <style:style style:name="P10" style:family="paragraph" style:parent-style-name="Standard" style:list-style-name="L7">
      <style:paragraph-properties fo:text-align="start" style:justify-single-word="false"/>
    </style:style>
    <style:style style:name="P11" style:family="paragraph" style:parent-style-name="Standard" style:list-style-name="L8">
      <style:paragraph-properties fo:text-align="start" style:justify-single-word="false"/>
    </style:style>
    <style:style style:name="P12" style:family="paragraph" style:parent-style-name="Standard" style:list-style-name="L9">
      <style:paragraph-properties fo:text-align="start" style:justify-single-word="false"/>
    </style:style>
    <style:style style:name="P13" style:family="paragraph" style:parent-style-name="Standard" style:list-style-name="L10">
      <style:paragraph-properties fo:text-align="start" style:justify-single-word="false"/>
    </style:style>
    <style:style style:name="P14" style:family="paragraph" style:parent-style-name="Standard" style:list-style-name="L11">
      <style:paragraph-properties fo:text-align="start" style:justify-single-word="false"/>
    </style:style>
    <style:style style:name="P15" style:family="paragraph" style:parent-style-name="Standard" style:list-style-name="L12">
      <style:paragraph-properties fo:text-align="start" style:justify-single-word="false"/>
    </style:style>
    <style:style style:name="P16" style:family="paragraph" style:parent-style-name="Standard" style:list-style-name="L13">
      <style:paragraph-properties fo:text-align="start" style:justify-single-word="false"/>
    </style:style>
    <style:style style:name="P17" style:family="paragraph" style:parent-style-name="Standard" style:list-style-name="L14">
      <style:paragraph-properties fo:text-align="start" style:justify-single-word="false"/>
    </style:style>
    <style:style style:name="P18" style:family="paragraph" style:parent-style-name="Standard">
      <style:paragraph-properties fo:text-align="start" style:justify-single-word="false"/>
      <style:text-properties fo:font-size="12pt" style:font-size-asian="12pt" style:font-size-complex="12pt"/>
    </style:style>
    <style:style style:name="P19"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1" style:family="paragraph" style:parent-style-name="Standard" style:list-style-name="L5">
      <style:paragraph-properties fo:text-align="start" style:justify-single-word="false"/>
      <style:text-properties fo:font-size="12pt" fo:font-weight="normal" style:font-size-asian="12pt" style:font-weight-asian="normal" style:font-size-complex="12pt" style:font-weight-complex="normal"/>
    </style:style>
    <style:style style:name="P22" style:family="paragraph" style:parent-style-name="Standard" style:list-style-name="L15">
      <style:paragraph-properties fo:text-align="start" style:justify-single-word="false"/>
      <style:text-properties fo:font-size="12pt" fo:font-weight="normal" style:font-size-asian="12pt" style:font-weight-asian="normal" style:font-size-complex="12pt" style:font-weight-complex="normal"/>
    </style:style>
    <style:style style:name="P23" style:family="paragraph" style:parent-style-name="Standard" style:list-style-name="L16">
      <style:paragraph-properties fo:text-align="start" style:justify-single-word="false"/>
      <style:text-properties fo:font-size="12pt" fo:font-weight="normal" style:font-size-asian="12pt" style:font-weight-asian="normal" style:font-size-complex="12pt" style:font-weight-complex="normal"/>
    </style:style>
    <style:style style:name="P24" style:family="paragraph" style:parent-style-name="Standard" style:list-style-name="L17">
      <style:paragraph-properties fo:text-align="start" style:justify-single-word="false"/>
      <style:text-properties fo:font-size="12pt" fo:font-weight="normal" style:font-size-asian="12pt" style:font-weight-asian="normal" style:font-size-complex="12pt" style:font-weight-complex="normal"/>
    </style:style>
    <style:style style:name="P25" style:family="paragraph" style:parent-style-name="Standard" style:list-style-name="L18">
      <style:paragraph-properties fo:text-align="start" style:justify-single-word="false"/>
      <style:text-properties fo:font-size="12pt" fo:font-weight="normal"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T1" style:family="text">
      <style:text-properties style:text-position="super 58%"/>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02in" fo:text-indent="-0.25in" fo:margin-left="0.4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02in" fo:text-indent="-0.25in" fo:margin-left="0.7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rogget</text:p>
      <text:p text:style-name="P1">Game Design Document</text:p>
      <text:p text:style-name="P1"/>
      <text:p text:style-name="P3">Genre</text:p>
      <text:p text:style-name="P4">1<text:span text:style-name="T1">st</text:span> Person Platformer</text:p>
      <text:p text:style-name="P4"/>
      <text:p text:style-name="P3">Overview</text:p>
      <text:p text:style-name="P4"><text:tab/>Sprogget is a small, indie game. The player must get to the exit of each level while gaining as many points as possible. The gameplay will be fast-paced with a single cutscene between each level. Players will be forced to hone their skills as the penalty for losing all their lives is to start over. There will be emphasis on skill-jumps and timing.</text:p>
      <text:p text:style-name="P4"><text:tab/>The final goal of each level is to reach the exit door. Once reached, the points they've acquired that level are added to their total score. This score is cummulative over a single game. Points are awarded for killing enemies, finishing a level quickly, and surviving certain jumps.</text:p>
      <text:p text:style-name="P4"><text:tab/>Sprogget's NPCs, environments and cutscenes will hint at a darker backdrop than what is visually presented. The player should always have a sense of unease and suspicion about the world they're being shown.</text:p>
      <text:p text:style-name="P4"/>
      <text:p text:style-name="P3">Vision Statement</text:p>
      <text:list xml:id="list6221708200547792483" text:style-name="L1">
        <text:list-item>
          <text:p text:style-name="P6"><text:span text:style-name="T2">Entirely Free</text:span><text:span text:style-name="T4"> with no added micro-transactions</text:span></text:p>
        </text:list-item>
        <text:list-item>
          <text:p text:style-name="P8"><text:span text:style-name="T3">Controls</text:span><text:span text:style-name="T4"> will be simple and shouldn't have to be explained</text:span></text:p>
        </text:list-item>
        <text:list-item>
          <text:p text:style-name="P6"><text:span text:style-name="T2">Back to Basics</text:span><text:span text:style-name="T4"> style gameplay will make it easy for anyone to pick up</text:span></text:p>
        </text:list-item>
        <text:list-item>
          <text:p text:style-name="P6"><text:span text:style-name="T2">Easy to Spot, Hard to Acquire</text:span><text:span text:style-name="T4"> jumps, powerups, and bonuses</text:span></text:p>
        </text:list-item>
        <text:list-item>
          <text:p text:style-name="P6"><text:span text:style-name="T2">Eerie Cheer</text:span><text:span text:style-name="T4"> of NPCs and environment will help set player on edge</text:span></text:p>
        </text:list-item>
      </text:list>
      <text:p text:style-name="P4"/>
      <text:p text:style-name="P4"/>
      <text:p text:style-name="P3">Platforms</text:p>
      <text:p text:style-name="P4">Webplayer and PC</text:p>
      <text:p text:style-name="P4"/>
      <text:p text:style-name="P3">GDD Version</text:p>
      <text:p text:style-name="P4">1.0</text:p>
      <text:p text:style-name="P4"/>
      <text:p text:style-name="P3">Copyright</text:p>
      <text:p text:style-name="P4">ArmoredThirteen Entertainment Studios</text:p>
      <text:p text:style-name="P4">GDD's outline is property of: Mark Baldwin (<text:a xlink:type="simple" xlink:href="http://baldwinconsulting.org/">http://baldwinconsulting.org</text:a>)</text:p>
      <text:p text:style-name="P4">iTween is property of: PixelPlacement (<text:a xlink:type="simple" xlink:href="http://itween.pixelplacement.com/">http://itween.pixelplacement.com</text:a>)</text:p>
      <text:p text:style-name="P4">iTween Visual Editor is property of: David Koontz (<text:a xlink:type="simple" xlink:href="http://u3d.as/content/david-koontz/i-tween-visual-editor/1tM">http://u3d.as/content/david-koontz/i-tween-visual-editor/1tM</text:a>)</text:p>
      <text:p text:style-name="P4"/>
      <text:p text:style-name="P4"/>
      <text:p text:style-name="P5">Table of Contents</text:p>
      <text:p text:style-name="P1"/>
      <text:p text:style-name="P4">Put table here.</text:p>
      <text:p text:style-name="P4"/>
      <text:p text:style-name="P4"/>
      <text:p text:style-name="P5">Section 1</text:p>
      <text:p text:style-name="P1">Game Overview</text:p>
      <text:p text:style-name="P1"/>
      <text:p text:style-name="P3">Game Concept</text:p>
      <text:p text:style-name="P20"><text:tab/>Hello</text:p>
      <text:p text:style-name="P4"/>
      <text:p text:style-name="P3">Feature Set</text:p>
      <text:p text:style-name="P20"><text:tab/>Hello</text:p>
      <text:p text:style-name="P4"/>
      <text:p text:style-name="P3">Genre</text:p>
      <text:p text:style-name="P20"><text:tab/>Hello</text:p>
      <text:p text:style-name="P4"/>
      <text:p text:style-name="P3">Target Audience</text:p>
      <text:p text:style-name="P20"><text:tab/>Hello</text:p>
      <text:p text:style-name="P4"/>
      <text:p text:style-name="P3">Game Flow Summary</text:p>
      <text:p text:style-name="P20"><text:tab/>How does the player move through the game? Both through framing interface and the game itself.</text:p>
      <text:p text:style-name="P4"/>
      <text:p text:style-name="P3">Look and Feel</text:p>
      <text:p text:style-name="P20"><text:tab/>What is the basic look and feel of the game? What is the visual style?</text:p>
      <text:p text:style-name="P4"/>
      <text:p text:style-name="P3">Project Scope</text:p>
      <text:p text:style-name="P20"><text:tab/>Number of locations, levels, NPC's, weapons, etc.</text:p>
      <text:p text:style-name="P4"/>
      <text:p text:style-name="P4"/>
      <text:p text:style-name="P4"/>
      <text:p text:style-name="P5">Section 2</text:p>
      <text:p text:style-name="P1">Gameplay and Mechanics</text:p>
      <text:p text:style-name="P1"/>
      <text:p text:style-name="P3">Gameplay</text:p>
      <text:p text:style-name="P7"><text:span text:style-name="T4"><text:tab/>Game progression, Mission/challenge structure, puzzle structure, objectives, and play flow.</text:span></text:p>
      <text:p text:style-name="P4"/>
      <text:p text:style-name="P3">Mechanics</text:p>
      <text:list xml:id="list205849355631216048" text:style-name="L11">
        <text:list-item>
          <text:p text:style-name="P14"><text:span text:style-name="T4">Physics</text:span></text:p>
        </text:list-item>
      </text:list>
      <text:p text:style-name="P7"><text:span text:style-name="T4"><text:tab/><text:tab/>How does the physical universe work?</text:span></text:p>
      <text:list xml:id="list5777464853475490866" text:style-name="L10">
        <text:list-item>
          <text:p text:style-name="P13"><text:span text:style-name="T4">Movement</text:span></text:p>
        </text:list-item>
      </text:list>
      <text:p text:style-name="P7"><text:span text:style-name="T4"><text:tab/><text:tab/>General and other movement.</text:span></text:p>
      <text:list xml:id="list1584536469210498667" text:style-name="L9">
        <text:list-item>
          <text:p text:style-name="P12"><text:span text:style-name="T4">Objects</text:span></text:p>
        </text:list-item>
      </text:list>
      <text:p text:style-name="P7"><text:span text:style-name="T4"><text:tab/><text:tab/>Picking up and moving objects.</text:span></text:p>
      <text:list xml:id="list557427426082852270" text:style-name="L8">
        <text:list-item>
          <text:p text:style-name="P11"><text:span text:style-name="T4">Actions</text:span></text:p>
        </text:list-item>
      </text:list>
      <text:p text:style-name="P7"><text:span text:style-name="T4"><text:tab/><text:tab/>Switches and buttons, picking up/carrying/dropping, talking, and reading.</text:span></text:p>
      <text:list xml:id="list5667693641696463595" text:style-name="L7">
        <text:list-item>
          <text:p text:style-name="P10"><text:span text:style-name="T4">Combat</text:span></text:p>
        </text:list-item>
      </text:list>
      <text:p text:style-name="P7"><text:span text:style-name="T4"><text:tab/><text:tab/>If there is combat or even conflict, how is this specifically modeled?</text:span></text:p>
      <text:list xml:id="list8140714479738032968" text:style-name="L6">
        <text:list-item>
          <text:p text:style-name="P9"><text:span text:style-name="T4">Economy</text:span></text:p>
        </text:list-item>
      </text:list>
      <text:p text:style-name="P7"><text:span text:style-name="T4"><text:tab/><text:tab/>What is the economy of the game, how does it work?</text:span></text:p>
      <text:p text:style-name="P4"/>
      <text:p text:style-name="P3">Screen Flow</text:p>
      <text:list xml:id="list2598562492744284685" text:style-name="L12">
        <text:list-item>
          <text:p text:style-name="P15"><text:span text:style-name="T4">Screen Flow Chart</text:span></text:p>
        </text:list-item>
      </text:list>
      <text:p text:style-name="P7"><text:span text:style-name="T4"><text:tab/><text:tab/>A graphical description of how each screen is related to every other screen.</text:span></text:p>
      <text:list xml:id="list496337212489872351" text:style-name="L13">
        <text:list-item>
          <text:p text:style-name="P16"><text:span text:style-name="T4">Screen Descriptions</text:span></text:p>
        </text:list-item>
      </text:list>
      <text:p text:style-name="P20"><text:tab/><text:tab/>Main menu screen, options screen, etc.</text:p>
      <text:p text:style-name="P4"/>
      <text:p text:style-name="P3">Game Options</text:p>
      <text:p text:style-name="P20"><text:tab/>What are the options and how do they affect gameplay and mechanics?</text:p>
      <text:p text:style-name="P4"/>
      <text:p text:style-name="P3">Replaying and Saving</text:p>
      <text:p text:style-name="P20"><text:tab/>Hello</text:p>
      <text:p text:style-name="P4"/>
      <text:p text:style-name="P3">Cheats and Easter Eggs</text:p>
      <text:p text:style-name="P20"><text:tab/>Hello</text:p>
      <text:p text:style-name="P4"/>
      <text:p text:style-name="P4"/>
      <text:p text:style-name="P4"/>
      <text:p text:style-name="P4"/>
      <text:p text:style-name="P5">Section 3</text:p>
      <text:p text:style-name="P1">Story, Setting, and Character</text:p>
      <text:p text:style-name="P1"/>
      <text:p text:style-name="P3">Story and Narrative</text:p>
      <text:list xml:id="list2892533887160452182" text:style-name="L5">
        <text:list-item>
          <text:p text:style-name="P21">Back Story</text:p>
        </text:list-item>
        <text:list-item>
          <text:p text:style-name="P21">Plot Elements</text:p>
        </text:list-item>
        <text:list-item>
          <text:p text:style-name="P21">Game Progression</text:p>
        </text:list-item>
        <text:list-item>
          <text:p text:style-name="P21">License Considerations</text:p>
        </text:list-item>
        <text:list-item>
          <text:p text:style-name="P21">Cut Scenes</text:p>
          <text:list>
            <text:list-item>
              <text:p text:style-name="P21">Cut Scene 1</text:p>
              <text:list>
                <text:list-item>
                  <text:p text:style-name="P21">Actors</text:p>
                  <text:list>
                    <text:list-header>
                      <text:p text:style-name="P21">Hello</text:p>
                    </text:list-header>
                  </text:list>
                </text:list-item>
                <text:list-item>
                  <text:p text:style-name="P21">Description</text:p>
                  <text:list>
                    <text:list-header>
                      <text:p text:style-name="P21">Hello</text:p>
                    </text:list-header>
                  </text:list>
                </text:list-item>
                <text:list-item>
                  <text:p text:style-name="P21">Storyboard</text:p>
                  <text:list>
                    <text:list-header>
                      <text:p text:style-name="P21">Hello</text:p>
                    </text:list-header>
                  </text:list>
                </text:list-item>
                <text:list-item>
                  <text:p text:style-name="P21">Script</text:p>
                  <text:list>
                    <text:list-header>
                      <text:p text:style-name="P21">Hello</text:p>
                    </text:list-header>
                  </text:list>
                </text:list-item>
              </text:list>
            </text:list-item>
            <text:list-item>
              <text:p text:style-name="P21">Cut Scene 2</text:p>
            </text:list-item>
            <text:list-item>
              <text:p text:style-name="P21">Etc.</text:p>
            </text:list-item>
          </text:list>
        </text:list-item>
      </text:list>
      <text:p text:style-name="P4"/>
      <text:p text:style-name="P3">Game World</text:p>
      <text:list xml:id="list8922544758542030216" text:style-name="L14">
        <text:list-item>
          <text:p text:style-name="P17"><text:span text:style-name="T4">General Look and Feel of the World</text:span></text:p>
        </text:list-item>
        <text:list-item>
          <text:p text:style-name="P17"><text:span text:style-name="T4">Area 1</text:span></text:p>
          <text:list>
            <text:list-item>
              <text:p text:style-name="P17"><text:span text:style-name="T4">General Descriptions</text:span></text:p>
              <text:list>
                <text:list-header>
                  <text:p text:style-name="P17"><text:span text:style-name="T4">Hello</text:span></text:p>
                </text:list-header>
              </text:list>
            </text:list-item>
            <text:list-item>
              <text:p text:style-name="P17"><text:span text:style-name="T4">Physical Characteristics</text:span></text:p>
              <text:list>
                <text:list-header>
                  <text:p text:style-name="P17"><text:span text:style-name="T4">Hello</text:span></text:p>
                </text:list-header>
              </text:list>
            </text:list-item>
            <text:list-item>
              <text:p text:style-name="P17"><text:span text:style-name="T4">Levels that Use Area</text:span></text:p>
              <text:list>
                <text:list-header>
                  <text:p text:style-name="P17"><text:span text:style-name="T4">Hello</text:span></text:p>
                </text:list-header>
              </text:list>
            </text:list-item>
            <text:list-item>
              <text:p text:style-name="P17"><text:span text:style-name="T4">Connections to Other Areas</text:span></text:p>
              <text:list>
                <text:list-header>
                  <text:p text:style-name="P17"><text:span text:style-name="T4">Hello</text:span></text:p>
                </text:list-header>
              </text:list>
            </text:list-item>
          </text:list>
        </text:list-item>
        <text:list-item>
          <text:p text:style-name="P17"><text:span text:style-name="T4">Area 2</text:span></text:p>
        </text:list-item>
        <text:list-item>
          <text:p text:style-name="P17"><text:span text:style-name="T4">Etc.</text:span></text:p>
        </text:list-item>
      </text:list>
      <text:p text:style-name="P4"/>
      <text:p text:style-name="P3">Characters</text:p>
      <text:list xml:id="list9204613622378771600" text:style-name="L15">
        <text:list-item>
          <text:p text:style-name="P22">Character 1</text:p>
          <text:list>
            <text:list-item>
              <text:p text:style-name="P22">Back Story</text:p>
            </text:list-item>
            <text:list-item>
              <text:p text:style-name="P22">Personality</text:p>
            </text:list-item>
            <text:list-item>
              <text:p text:style-name="P22">Look</text:p>
              <text:list>
                <text:list-item>
                  <text:p text:style-name="P22">Physical Characteristics</text:p>
                </text:list-item>
                <text:list-item>
                  <text:p text:style-name="P22">Animations</text:p>
                </text:list-item>
              </text:list>
            </text:list-item>
            <text:list-item>
              <text:p text:style-name="P22">Special Abilities</text:p>
            </text:list-item>
            <text:list-item>
              <text:p text:style-name="P22">Relevance to Game Story</text:p>
            </text:list-item>
            <text:list-item>
              <text:p text:style-name="P22">Relationship to Other Characters</text:p>
            </text:list-item>
            <text:list-item>
              <text:p text:style-name="P22">Statistics</text:p>
            </text:list-item>
          </text:list>
        </text:list-item>
        <text:list-item>
          <text:p text:style-name="P22">Character 2</text:p>
        </text:list-item>
        <text:list-item>
          <text:p text:style-name="P22">Etc.</text:p>
        </text:list-item>
      </text:list>
      <text:p text:style-name="P4"><text:soft-page-break/></text:p>
      <text:p text:style-name="P4"/>
      <text:p text:style-name="P4"/>
      <text:p text:style-name="P4"/>
      <text:p text:style-name="P5">Section 4</text:p>
      <text:p text:style-name="P1">Levels</text:p>
      <text:p text:style-name="P1"/>
      <text:p text:style-name="P3">Training Level</text:p>
      <text:list xml:id="list512736241144443999" text:style-name="L16">
        <text:list-item>
          <text:p text:style-name="P23">Synopsis</text:p>
          <text:list>
            <text:list-header>
              <text:p text:style-name="P23">Hello</text:p>
            </text:list-header>
          </text:list>
        </text:list-item>
        <text:list-item>
          <text:p text:style-name="P23">Introduction Material (Cut Scene, Mission Briefing)</text:p>
          <text:list>
            <text:list-header>
              <text:p text:style-name="P23">Hello</text:p>
            </text:list-header>
          </text:list>
        </text:list-item>
        <text:list-item>
          <text:p text:style-name="P23">Objectives</text:p>
          <text:list>
            <text:list-header>
              <text:p text:style-name="P23">Hello</text:p>
            </text:list-header>
          </text:list>
        </text:list-item>
        <text:list-item>
          <text:p text:style-name="P23">Physical Descriptions</text:p>
          <text:list>
            <text:list-header>
              <text:p text:style-name="P23">Hello</text:p>
            </text:list-header>
          </text:list>
        </text:list-item>
        <text:list-item>
          <text:p text:style-name="P23">Map</text:p>
          <text:list>
            <text:list-header>
              <text:p text:style-name="P23">Hello</text:p>
            </text:list-header>
          </text:list>
        </text:list-item>
        <text:list-item>
          <text:p text:style-name="P23">Critical Path</text:p>
          <text:list>
            <text:list-header>
              <text:p text:style-name="P23">Hello</text:p>
            </text:list-header>
          </text:list>
        </text:list-item>
        <text:list-item>
          <text:p text:style-name="P23">Encounters</text:p>
          <text:list>
            <text:list-header>
              <text:p text:style-name="P23">Hello</text:p>
            </text:list-header>
          </text:list>
        </text:list-item>
        <text:list-item>
          <text:p text:style-name="P23">Level Walkthrough</text:p>
          <text:list>
            <text:list-header>
              <text:p text:style-name="P23">Hello</text:p>
            </text:list-header>
          </text:list>
        </text:list-item>
        <text:list-item>
          <text:p text:style-name="P23">Closing Material</text:p>
          <text:list>
            <text:list-header>
              <text:p text:style-name="P23">Hello</text:p>
            </text:list-header>
          </text:list>
        </text:list-item>
      </text:list>
      <text:p text:style-name="P4"/>
      <text:p text:style-name="P3">Level 1</text:p>
      <text:p text:style-name="P20"><text:tab/>Hello</text:p>
      <text:p text:style-name="P4"/>
      <text:p text:style-name="P3">Etc.</text:p>
      <text:p text:style-name="P20"><text:tab/>Hello</text:p>
      <text:p text:style-name="P4"/>
      <text:p text:style-name="P4"/>
      <text:p text:style-name="P5">Section 5</text:p>
      <text:p text:style-name="P1">Interface</text:p>
      <text:p text:style-name="P1"/>
      <text:p text:style-name="P3">Visual System</text:p>
      <text:list xml:id="list123240894040844555" text:style-name="L17">
        <text:list-item>
          <text:p text:style-name="P24">HUD</text:p>
          <text:list>
            <text:list-header>
              <text:p text:style-name="P24">Hello</text:p>
            </text:list-header>
          </text:list>
        </text:list-item>
        <text:list-item>
          <text:p text:style-name="P24">Menus</text:p>
          <text:list>
            <text:list-header>
              <text:p text:style-name="P24">Hello</text:p>
            </text:list-header>
          </text:list>
        </text:list-item>
        <text:list-item>
          <text:p text:style-name="P24">Rendering System</text:p>
          <text:list>
            <text:list-header>
              <text:p text:style-name="P24">Hello</text:p>
            </text:list-header>
          </text:list>
        </text:list-item>
        <text:list-item>
          <text:p text:style-name="P24">Camera</text:p>
          <text:list>
            <text:list-header>
              <text:p text:style-name="P24">Hello</text:p>
            </text:list-header>
          </text:list>
        </text:list-item>
        <text:list-item>
          <text:p text:style-name="P24">Lighting Models</text:p>
          <text:list>
            <text:list-header>
              <text:p text:style-name="P24">Hello</text:p>
            </text:list-header>
          </text:list>
        </text:list-item>
      </text:list>
      <text:p text:style-name="P4"/>
      <text:p text:style-name="P3">Control System</text:p>
      <text:p text:style-name="P20"><text:tab/>How does the game player control the game? What are the specific commands?</text:p>
      <text:p text:style-name="P4"/>
      <text:p text:style-name="P3">Audio</text:p>
      <text:p text:style-name="P20"><text:tab/>Hello</text:p>
      <text:p text:style-name="P4"/>
      <text:p text:style-name="P3">Music</text:p>
      <text:p text:style-name="P20"><text:tab/>Hello</text:p>
      <text:p text:style-name="P4"/>
      <text:p text:style-name="P3">Sound Effects</text:p>
      <text:p text:style-name="P20"><text:tab/>Hello</text:p>
      <text:p text:style-name="P4"/>
      <text:p text:style-name="P3">Help System</text:p>
      <text:p text:style-name="P20"><text:tab/>Hello</text:p>
      <text:p text:style-name="P4"/>
      <text:p text:style-name="P4"/>
      <text:p text:style-name="P4"/>
      <text:p text:style-name="P4"/>
      <text:p text:style-name="P5">Section 6</text:p>
      <text:p text:style-name="P1">Enemy Intelligence</text:p>
      <text:p text:style-name="P1"/>
      <text:p text:style-name="P3">Opponent AI</text:p>
      <text:p text:style-name="P20"><text:tab/>The active opponent that plays against the game player and therefore requires strategic decision making (example, Civilization or Chess). How is it to be designed?</text:p>
      <text:p text:style-name="P4"/>
      <text:p text:style-name="P3">Enemy AI</text:p>
      <text:p text:style-name="P20"><text:tab/>Villains and Monsters</text:p>
      <text:p text:style-name="P4"/>
      <text:p text:style-name="P3">Non-Combat Characters</text:p>
      <text:p text:style-name="P20"><text:tab/>Hello</text:p>
      <text:p text:style-name="P4"/>
      <text:p text:style-name="P3">Friendly Characters</text:p>
      <text:p text:style-name="P20"><text:tab/>Hello</text:p>
      <text:p text:style-name="P4"/>
      <text:p text:style-name="P3">Support AI</text:p>
      <text:list xml:id="list8282734671418093243" text:style-name="L18">
        <text:list-item>
          <text:p text:style-name="P25">Target hardware</text:p>
          <text:list>
            <text:list-header>
              <text:p text:style-name="P25">Hello</text:p>
            </text:list-header>
          </text:list>
        </text:list-item>
        <text:list-item>
          <text:p text:style-name="P25">Development Hardware and Software</text:p>
          <text:list>
            <text:list-header>
              <text:p text:style-name="P25">Hello</text:p>
            </text:list-header>
          </text:list>
        </text:list-item>
      </text:list>
      <text:p text:style-name="P4"/>
      <text:p text:style-name="P4"/>
      <text:p text:style-name="P4"/>
      <text:p text:style-name="P4"/>
      <text:p text:style-name="P5">Section 7</text:p>
      <text:p text:style-name="P1">Technical</text:p>
      <text:p text:style-name="P1"/>
      <text:p text:style-name="P3">Target Hardware</text:p>
      <text:p text:style-name="P20"><text:tab/>Hello</text:p>
      <text:p text:style-name="P4"/>
      <text:p text:style-name="P3">Development Hardware and Software</text:p>
      <text:p text:style-name="P20"><text:tab/>Hello</text:p>
      <text:p text:style-name="P4"/>
      <text:p text:style-name="P3">Development Procedures and Standards</text:p>
      <text:p text:style-name="P20"><text:tab/>Hello</text:p>
      <text:p text:style-name="P4"/>
      <text:p text:style-name="P3">Game Engine</text:p>
      <text:p text:style-name="P20"><text:tab/>Hello</text:p>
      <text:p text:style-name="P4"/>
      <text:p text:style-name="P3">Network</text:p>
      <text:p text:style-name="P20"><text:tab/>Hello</text:p>
      <text:p text:style-name="P4"/>
      <text:p text:style-name="P3">Scripting Language</text:p>
      <text:p text:style-name="P20"><text:tab/>Hello</text:p>
      <text:p text:style-name="P4"/>
      <text:p text:style-name="P3">Etc.</text:p>
      <text:p text:style-name="P20"><text:tab/>Hello</text:p>
      <text:p text:style-name="P4"/>
      <text:p text:style-name="P4"/>
      <text:p text:style-name="P4"/>
      <text:p text:style-name="P4"/>
      <text:p text:style-name="P5">Section 8</text:p>
      <text:p text:style-name="P1">Game Art</text:p>
      <text:p text:style-name="P1"/>
      <text:p text:style-name="P3">Concept Art</text:p>
      <text:p text:style-name="P20"><text:tab/>Hello</text:p>
      <text:p text:style-name="P4"/>
      <text:p text:style-name="P3">Style Guides</text:p>
      <text:p text:style-name="P20"><text:tab/>Hello</text:p>
      <text:p text:style-name="P4"/>
      <text:p text:style-name="P3">Characters</text:p>
      <text:p text:style-name="P20"><text:tab/>Hello</text:p>
      <text:p text:style-name="P4"/>
      <text:p text:style-name="P3">Environments</text:p>
      <text:p text:style-name="P20"><text:tab/>Hello</text:p>
      <text:p text:style-name="P4"/>
      <text:p text:style-name="P3">Equipment</text:p>
      <text:p text:style-name="P20"><text:tab/>Hello</text:p>
      <text:p text:style-name="P4"/>
      <text:p text:style-name="P3">Cut Scenes</text:p>
      <text:p text:style-name="P20"><text:tab/>Hello</text:p>
      <text:p text:style-name="P4"/>
      <text:p text:style-name="P3">Miscellaneous</text:p>
      <text:p text:style-name="P20"><text:tab/>Hello</text:p>
      <text:p text:style-name="P4"/>
      <text:p text:style-name="P4"/>
      <text:p text:style-name="P4"/>
      <text:p text:style-name="P4"/>
      <text:p text:style-name="P5">GDD History</text:p>
      <text:p text:style-name="P1"/>
      <text:p text:style-name="P19">2/6/2014</text:p>
      <text:p text:style-name="P4"><text:tab/>Filled in the bulk of the out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3M58S</meta:editing-duration>
    <meta:editing-cycles>26</meta:editing-cycles>
    <meta:generator>OpenOffice/4.0.1$Win32 OpenOffice.org_project/401m5$Build-9714</meta:generator>
    <dc:date>2014-02-06T13:20:01.23</dc:date>
    <dc:creator>David Cramer</dc:creator>
    <meta:document-statistic meta:table-count="0" meta:image-count="0" meta:object-count="0" meta:page-count="12" meta:paragraph-count="212" meta:word-count="787" meta:character-count="4573"/>
    <meta:user-defined meta:name="Info 1"/>
    <meta:user-defined meta:name="Info 2"/>
    <meta:user-defined meta:name="Info 3"/>
    <meta:user-defined meta:name="Info 4"/>
  </office:meta>
</office:document-meta>
</file>